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P2" style:family="paragraph" style:parent-style-name="Standard">
      <style:paragraph-properties fo:margin-left="1in" fo:margin-right="0.0626in" fo:text-align="justify" style:justify-single-word="false" fo:text-indent="-1in" style:auto-text-indent="false"/>
    </style:style>
    <style:style style:name="P3" style:family="paragraph" style:parent-style-name="Standard">
      <style:paragraph-properties fo:margin-left="1.3126in" fo:margin-right="0.0626in"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4" style:family="paragraph" style:parent-style-name="Standard">
      <style:paragraph-properties fo:margin-left="1.3126in" fo:margin-right="0.0626in" fo:text-align="justify" style:justify-single-word="false" fo:text-indent="-1.3126in" style:auto-text-indent="false" fo:break-before="page">
        <style:tab-stops>
          <style:tab-stop style:position="0.0626in"/>
          <style:tab-stop style:position="1in"/>
          <style:tab-stop style:position="7.4374in" style:type="right"/>
        </style:tab-stops>
      </style:paragraph-properties>
    </style:style>
    <style:style style:name="P5" style:family="paragraph" style:parent-style-name="Standard">
      <style:paragraph-properties>
        <style:tab-stops>
          <style:tab-stop style:position="1.1252in"/>
          <style:tab-stop style:position="7.5in" style:type="right"/>
        </style:tab-stops>
      </style:paragraph-properties>
      <style:text-properties style:font-name="LM Mono Prop 102" fo:font-size="4pt" style:font-size-asian="4pt" style:font-name-complex="Times New Roman1" style:font-size-complex="4pt"/>
    </style:style>
    <style:style style:name="P6" style:family="paragraph" style:parent-style-name="Standard">
      <style:text-properties style:font-name="LM Mono Prop 102" fo:font-size="8pt" style:font-size-asian="8pt" style:font-name-complex="Times New Roman1" style:font-size-complex="8pt"/>
    </style:style>
    <style:style style:name="P7" style:family="paragraph" style:parent-style-name="Standard">
      <style:paragraph-properties>
        <style:tab-stops>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8" style:family="paragraph" style:parent-style-name="Standard">
      <style:paragraph-properties>
        <style:tab-stops>
          <style:tab-stop style:position="0.0626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9"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style:font-name="LM Mono Prop 102" fo:font-size="8pt" style:font-size-asian="8pt" style:font-name-complex="Times New Roman1" style:font-size-complex="8pt"/>
    </style:style>
    <style:style style:name="P10" style:family="paragraph" style:parent-style-name="Standard">
      <style:paragraph-properties fo:margin-left="1.3126in" fo:margin-right="0in" fo:text-indent="-1.3126in" style:auto-text-indent="false"/>
      <style:text-properties style:font-name="LM Mono Prop 102" fo:font-size="8pt" style:font-size-asian="8pt" style:font-name-complex="Times New Roman1" style:font-size-complex="8pt"/>
    </style:style>
    <style:style style:name="P11" style:family="paragraph" style:parent-style-name="Standard">
      <style:paragraph-properties>
        <style:tab-stops>
          <style:tab-stop style:position="7.5in" style:type="right" style:leader-style="solid" style:leader-text="_"/>
        </style:tab-stops>
      </style:paragraph-properties>
      <style:text-properties style:font-name="LM Mono Prop 102" fo:font-size="8pt" style:font-size-asian="8pt" style:font-name-complex="Times New Roman1" style:font-size-complex="8pt"/>
    </style:style>
    <style:style style:name="P12" style:family="paragraph" style:parent-style-name="Standard">
      <style:paragraph-properties fo:margin-left="1in" fo:margin-right="0.0626in" fo:text-align="justify" style:justify-single-word="false" fo:text-indent="-1in" style:auto-text-indent="false"/>
      <style:text-properties style:font-name="LM Mono Prop 102" fo:font-size="9pt" style:font-size-asian="9pt" style:font-name-complex="Times New Roman1" style:font-size-complex="9pt"/>
    </style:style>
    <style:style style:name="P13" style:family="paragraph" style:parent-style-name="Standard">
      <style:paragraph-properties fo:margin-left="1.1252in" fo:margin-right="0.0626in" fo:text-align="justify" style:justify-single-word="false" fo:text-indent="-1.1252in" style:auto-text-indent="false">
        <style:tab-stops>
          <style:tab-stop style:position="1in"/>
        </style:tab-stops>
      </style:paragraph-properties>
      <style:text-properties style:font-name="LM Mono Prop 102" fo:font-size="9pt" officeooo:paragraph-rsid="001cf0ad" style:font-size-asian="9pt" style:font-name-complex="Times New Roman1" style:font-size-complex="9pt"/>
    </style:style>
    <style:style style:name="P14" style:family="paragraph" style:parent-style-name="Standard">
      <style:paragraph-properties fo:text-align="justify" style:justify-single-word="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5" style:family="paragraph" style:parent-style-name="Standard">
      <style:paragraph-properties fo:margin-left="1.3126in" fo:margin-right="0.0626in" fo:text-align="justify" style:justify-single-word="false" fo:text-indent="-1.3126in" style:auto-text-indent="false">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6" style:family="paragraph" style:parent-style-name="Standard">
      <style:paragraph-properties>
        <style:tab-stops>
          <style:tab-stop style:position="0.1252in"/>
          <style:tab-stop style:position="1in"/>
        </style:tab-stops>
      </style:paragraph-properties>
      <style:text-properties style:font-name="LM Mono Prop 102" fo:font-size="9pt" style:font-size-asian="9pt" style:font-name-complex="Times New Roman1" style:font-size-complex="9pt"/>
    </style:style>
    <style:style style:name="P17" style:family="paragraph" style:parent-style-name="Standard">
      <style:paragraph-properties>
        <style:tab-stops>
          <style:tab-stop style:position="0.1252in"/>
          <style:tab-stop style:position="1in"/>
          <style:tab-stop style:position="7.5in" style:type="right"/>
        </style:tab-stops>
      </style:paragraph-properties>
      <style:text-properties style:font-name="LM Mono Prop 102" fo:font-size="9pt" style:font-size-asian="9pt" style:font-name-complex="Times New Roman1" style:font-size-complex="9pt"/>
    </style:style>
    <style:style style:name="P18" style:family="paragraph" style:parent-style-name="Standard">
      <style:text-properties style:font-name="LM Mono Prop 102" fo:font-size="6pt" style:font-size-asian="6pt" style:font-name-complex="Times New Roman1" style:font-size-complex="6pt"/>
    </style:style>
    <style:style style:name="P19" style:family="paragraph" style:parent-style-name="Standard">
      <style:paragraph-properties fo:margin-top="0in" fo:margin-bottom="0in" style:contextual-spacing="false" fo:text-align="start" style:justify-single-word="false" text:number-lines="true" text:line-number="0">
        <style:tab-stops>
          <style:tab-stop style:position="0.0634in"/>
          <style:tab-stop style:position="1in"/>
          <style:tab-stop style:position="7.5in" style:type="right"/>
        </style:tab-stops>
      </style:paragraph-properties>
    </style:style>
    <style:style style:name="P20" style:family="paragraph" style:parent-style-name="Standard">
      <style:paragraph-properties fo:text-align="center" style:justify-single-word="false"/>
      <style:text-properties fo:color="#f79646" loext:opacity="100%" style:font-name="LM Mono Prop 102" fo:font-size="2pt" style:font-size-asian="2pt" style:font-name-complex="Times New Roman1" style:font-size-complex="2pt"/>
    </style:style>
    <style:style style:name="P21" style:family="paragraph" style:parent-style-name="Standard">
      <style:paragraph-properties fo:margin-top="0.0835in" fo:margin-bottom="0in" style:contextual-spacing="false">
        <style:tab-stops>
          <style:tab-stop style:position="0.1252in"/>
          <style:tab-stop style:position="3.75in" style:type="center"/>
          <style:tab-stop style:position="7.3752in" style:type="right"/>
        </style:tab-stops>
      </style:paragraph-properties>
    </style:style>
    <style:style style:name="P22" style:family="paragraph" style:parent-style-name="Standard">
      <style:paragraph-properties>
        <style:tab-stops>
          <style:tab-stop style:position="1in"/>
          <style:tab-stop style:position="7.3752in" style:type="right"/>
        </style:tab-stops>
      </style:paragraph-properties>
    </style:style>
    <style:style style:name="P23" style:family="paragraph" style:parent-style-name="Standard">
      <style:paragraph-properties>
        <style:tab-stops>
          <style:tab-stop style:position="0.0626in"/>
          <style:tab-stop style:position="1in"/>
          <style:tab-stop style:position="7.3752in" style:type="right"/>
        </style:tab-stops>
      </style:paragraph-properties>
    </style:style>
    <style:style style:name="P24" style:family="paragraph" style:parent-style-name="Standard">
      <style:paragraph-properties fo:break-before="page">
        <style:tab-stops>
          <style:tab-stop style:position="0.0626in"/>
          <style:tab-stop style:position="1in"/>
          <style:tab-stop style:position="7.3752in" style:type="right"/>
        </style:tab-stops>
      </style:paragraph-properties>
    </style:style>
    <style:style style:name="P25" style:family="paragraph" style:parent-style-name="Standard">
      <style:paragraph-properties>
        <style:tab-stops>
          <style:tab-stop style:position="1in"/>
          <style:tab-stop style:position="7.5in" style:type="right"/>
        </style:tab-stops>
      </style:paragraph-properties>
    </style:style>
    <style:style style:name="P26" style:family="paragraph" style:parent-style-name="Standard">
      <style:paragraph-properties>
        <style:tab-stops>
          <style:tab-stop style:position="0.0626in"/>
          <style:tab-stop style:position="1in"/>
        </style:tab-stops>
      </style:paragraph-properties>
    </style:style>
    <style:style style:name="P27" style:family="paragraph" style:parent-style-name="Standard">
      <style:paragraph-properties>
        <style:tab-stops>
          <style:tab-stop style:position="0.1252in"/>
          <style:tab-stop style:position="1in"/>
          <style:tab-stop style:position="7.5in" style:type="right"/>
        </style:tab-stops>
      </style:paragraph-properties>
    </style:style>
    <style:style style:name="P28" style:family="paragraph" style:parent-style-name="Standard">
      <style:paragraph-properties fo:text-align="center" style:justify-single-word="false"/>
      <style:text-properties fo:color="#595959" loext:opacity="100%" style:font-name="LM Mono Prop 102" fo:font-size="13pt" fo:font-weight="bold" style:font-size-asian="13pt" style:font-weight-asian="bold" style:font-name-complex="Times New Roman1" style:font-size-complex="13pt" style:font-weight-complex="bold"/>
    </style:style>
    <style:style style:name="P29" style:family="paragraph" style:parent-style-name="Standard">
      <style:paragraph-properties fo:text-align="center" style:justify-single-word="false"/>
      <style:text-properties fo:color="#000000" loext:opacity="100%" style:font-name="LM Mono Prop 102" fo:font-size="8.5pt" style:font-size-asian="8.5pt" style:font-name-complex="Times New Roman1" style:font-size-complex="8.5pt"/>
    </style:style>
    <style:style style:name="P30" style:family="paragraph" style:parent-style-name="List_20_Paragraph">
      <style:paragraph-properties fo:margin-left="1.1252in" fo:margin-right="0.0626in" fo:text-align="justify" style:justify-single-word="false" fo:text-indent="0in" style:auto-text-indent="false">
        <style:tab-stops>
          <style:tab-stop style:position="1.1252in"/>
        </style:tab-stops>
      </style:paragraph-properties>
      <style:text-properties style:font-name="Georgia" fo:font-size="9pt" style:font-size-asian="9pt" style:font-name-complex="Times New Roman1" style:font-size-complex="9pt"/>
    </style:style>
    <style:style style:name="P31" style:family="paragraph" style:parent-style-name="Standard">
      <style:paragraph-properties fo:margin-left="0in" fo:margin-right="0.0626in" fo:text-align="justify" style:justify-single-word="false" fo:text-indent="0in" style:auto-text-indent="false">
        <style:tab-stops>
          <style:tab-stop style:position="1.25in"/>
          <style:tab-stop style:position="1.3752in"/>
        </style:tab-stops>
      </style:paragraph-properties>
      <style:text-properties style:font-name="LM Mono Prop 101" fo:font-size="9pt" style:font-size-asian="9pt" style:font-name-complex="Times New Roman1" style:font-size-complex="9pt"/>
    </style:style>
    <style:style style:name="P32"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style:font-size-asian="9pt" style:font-name-complex="Times New Roman1" style:font-size-complex="9pt"/>
    </style:style>
    <style:style style:name="P33" style:family="paragraph" style:parent-style-name="List_20_Paragraph" style:list-style-name="WWNum1">
      <style:paragraph-properties fo:margin-left="1.1252in" fo:margin-right="0.0626in" fo:text-align="justify" style:justify-single-word="false" fo:text-indent="-0.1252in" style:auto-text-indent="false">
        <style:tab-stops>
          <style:tab-stop style:position="1.1252in"/>
        </style:tab-stops>
      </style:paragraph-properties>
      <style:text-properties style:font-name="LM Mono Prop 101" fo:font-size="9pt" officeooo:paragraph-rsid="001cf0ad" style:font-size-asian="9pt" style:font-name-complex="Times New Roman1" style:font-size-complex="9pt"/>
    </style:style>
    <style:style style:name="T1" style:family="text">
      <style:text-properties fo:color="#808080" loext:opacity="100%"/>
    </style:style>
    <style:style style:name="T2" style:family="text">
      <style:text-properties fo:color="#808080" loext:opacity="100%" style:font-name="LM Mono Prop 102" fo:font-size="8pt" style:font-size-asian="8pt" style:font-size-complex="8pt"/>
    </style:style>
    <style:style style:name="T3" style:family="text">
      <style:text-properties fo:color="#808080" loext:opacity="100%" style:font-name="LM Mono Prop 102" fo:font-size="8pt" style:font-size-asian="8pt" style:font-name-complex="Times New Roman1" style:font-size-complex="8pt"/>
    </style:style>
    <style:style style:name="T4" style:family="text">
      <style:text-properties fo:color="#808080" loext:opacity="100%" style:font-name="LM Mono Prop 102" fo:font-size="8.5pt" style:font-size-asian="8.5pt" style:font-name-complex="Times New Roman1" style:font-size-complex="8.5pt"/>
    </style:style>
    <style:style style:name="T5" style:family="text">
      <style:text-properties fo:color="#808080" loext:opacity="100%" style:font-name="LM Mono Prop 102" fo:font-size="9pt" fo:font-weight="bold" style:font-size-asian="9pt" style:font-weight-asian="bold" style:font-name-complex="Times New Roman1" style:font-size-complex="9pt" style:font-weight-complex="bold"/>
    </style:style>
    <style:style style:name="T6" style:family="text">
      <style:text-properties fo:color="#808080" loext:opacity="100%" style:font-name="LM Mono Prop 102" fo:font-size="9pt" style:font-size-asian="9pt" style:font-name-complex="Times New Roman1" style:font-size-complex="9pt"/>
    </style:style>
    <style:style style:name="T7" style:family="text">
      <style:text-properties fo:color="#000000" loext:opacity="100%" style:font-name="LM Mono Prop 102" fo:font-size="10pt" style:font-size-asian="10pt" style:font-name-complex="Times New Roman1" style:font-size-complex="10pt"/>
    </style:style>
    <style:style style:name="T8" style:family="text">
      <style:text-properties fo:color="#000000" loext:opacity="100%" style:font-name="LM Mono Prop 102" fo:font-size="9.5pt" style:font-size-asian="9.5pt" style:font-name-complex="Times New Roman1" style:font-size-complex="9.5pt"/>
    </style:style>
    <style:style style:name="T9" style:family="text">
      <style:text-properties style:font-name="LM Mono Prop 102" fo:font-size="9pt" style:font-size-asian="9pt" style:font-name-complex="Times New Roman1" style:font-size-complex="9pt"/>
    </style:style>
    <style:style style:name="T10" style:family="text">
      <style:text-properties style:font-name="LM Mono Prop 102" fo:font-size="9pt" officeooo:rsid="001cf0ad" style:font-size-asian="9pt" style:font-name-complex="Times New Roman1" style:font-size-complex="9pt"/>
    </style:style>
    <style:style style:name="T11" style:family="text">
      <style:text-properties style:font-name="LM Mono Prop 102" fo:font-size="9pt" officeooo:rsid="00212502" style:font-size-asian="9pt" style:font-name-complex="Times New Roman1" style:font-size-complex="9pt"/>
    </style:style>
    <style:style style:name="T12" style:family="text">
      <style:text-properties style:font-name="LM Mono Prop 102" fo:font-size="9pt" officeooo:rsid="002439e0" style:font-size-asian="9pt" style:font-name-complex="Times New Roman1" style:font-size-complex="9pt"/>
    </style:style>
    <style:style style:name="T13" style:family="text">
      <style:text-properties style:font-name="LM Mono Prop 102" fo:font-size="9pt" officeooo:rsid="0024f030" style:font-size-asian="9pt" style:font-name-complex="Times New Roman1" style:font-size-complex="9pt"/>
    </style:style>
    <style:style style:name="T14" style:family="text">
      <style:text-properties style:font-name="LM Mono Prop 102" fo:font-size="9pt" officeooo:rsid="00297c08" style:font-size-asian="9pt" style:font-name-complex="Times New Roman1" style:font-size-complex="9pt"/>
    </style:style>
    <style:style style:name="T15" style:family="text">
      <style:text-properties style:font-name="LM Mono Prop 102" fo:font-size="9pt" officeooo:rsid="002b2e10" style:font-size-asian="9pt" style:font-name-complex="Times New Roman1" style:font-size-complex="9pt"/>
    </style:style>
    <style:style style:name="T16" style:family="text">
      <style:text-properties style:font-name="LM Mono Prop 102" fo:font-size="9pt" officeooo:rsid="002d97e2" style:font-size-asian="9pt" style:font-name-complex="Times New Roman1" style:font-size-complex="9pt"/>
    </style:style>
    <style:style style:name="T17" style:family="text">
      <style:text-properties style:font-name="LM Mono Prop 102" fo:font-size="9pt" fo:font-weight="normal" style:font-size-asian="9pt" style:font-weight-asian="normal" style:font-name-complex="Times New Roman1" style:font-size-complex="9pt"/>
    </style:style>
    <style:style style:name="T18" style:family="text">
      <style:text-properties style:font-name="LM Mono Prop 102" fo:font-size="9pt" fo:font-style="italic" style:font-size-asian="9pt" style:font-style-asian="italic" style:font-name-complex="Times New Roman1" style:font-size-complex="9pt" style:font-style-complex="italic"/>
    </style:style>
    <style:style style:name="T19" style:family="text">
      <style:text-properties fo:color="#00c0ff" loext:opacity="100%" style:font-name="LM Mono Prop 102" fo:font-size="9pt" style:font-size-asian="9pt" style:font-name-complex="Times New Roman1" style:font-size-complex="9pt"/>
    </style:style>
    <style:style style:name="T20" style:family="text">
      <style:text-properties fo:color="#404040" loext:opacity="100%" style:font-name="LM Mono Prop 102" fo:font-size="11.5pt" fo:font-weight="bold" style:font-size-asian="11.5pt" style:font-weight-asian="bold" style:font-name-complex="Times New Roman1" style:font-size-complex="11.5pt" style:font-weight-complex="bold"/>
    </style:style>
    <style:style style:name="T21" style:family="text">
      <style:text-properties fo:color="#404040" loext:opacity="100%" style:font-name="LM Mono Prop 102" fo:font-size="9pt" fo:font-weight="bold" style:font-size-asian="9pt" style:font-weight-asian="bold" style:font-name-complex="Times New Roman1" style:font-size-complex="9pt"/>
    </style:style>
    <style:style style:name="T22" style:family="text">
      <style:text-properties fo:color="#404040" loext:opacity="100%" style:font-name="LM Mono Prop 102" fo:font-size="9pt" fo:font-weight="normal" style:font-size-asian="9pt" style:font-weight-asian="normal" style:font-name-complex="Times New Roman1" style:font-size-complex="9pt"/>
    </style:style>
    <style:style style:name="T23" style:family="text">
      <style:text-properties fo:color="#404040" loext:opacity="100%" fo:font-weight="bold" style:font-weight-asian="bold" style:font-weight-complex="normal"/>
    </style:style>
    <style:style style:name="T24" style:family="text">
      <style:text-properties fo:color="#e36c0a" loext:opacity="100%" style:font-name="LM Mono Prop 102" fo:font-size="10.5pt" fo:font-weight="bold" style:font-size-asian="10.5pt" style:font-weight-asian="bold" style:font-name-complex="Times New Roman1" style:font-size-complex="10.5pt" style:font-weight-complex="bold"/>
    </style:style>
    <style:style style:name="T25" style:family="text">
      <style:text-properties officeooo:rsid="001cf0ad"/>
    </style:style>
    <style:style style:name="T26" style:family="text">
      <style:text-properties officeooo:rsid="001ea073"/>
    </style:style>
    <style:style style:name="T27" style:family="text">
      <style:text-properties style:font-name="LM Mono Prop 101" fo:font-size="9pt" style:font-size-asian="9pt" style:font-name-complex="Times New Roman1" style:font-size-complex="9pt"/>
    </style:style>
    <style:style style:name="T28" style:family="text">
      <style:text-properties officeooo:rsid="0023194a"/>
    </style:style>
    <style:style style:name="T29" style:family="text">
      <style:text-properties officeooo:rsid="0025e0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uane Edmonds</text:p>
      <text:p text:style-name="P20"/>
      <text:p text:style-name="P29">2208 Carroll Street #102</text:p>
      <text:p text:style-name="P29">Oakland, California 94606</text:p>
      <text:p text:style-name="P29">510-393-4416</text:p>
      <text:p text:style-name="P21"><text:span text:style-name="T4"><text:tab/></text:span><text:a xlink:type="simple" xlink:href="mailto:duane.edmonds@gmail.com" office:target-frame-name="mailto:duane.edmonds@gmail.com" xlink:show="replace" text:style-name="Internet_20_link" text:visited-style-name="Visited_20_Internet_20_Link"><text:span text:style-name="Internet_20_link"><text:span text:style-name="T4">duane.edmonds@gmail.com</text:span></text:span></text:a><text:span text:style-name="T4"><text:tab/></text:span><text:a xlink:type="simple" xlink:href="http://dedmonds.co/" text:style-name="Internet_20_link" text:visited-style-name="Visited_20_Internet_20_Link"><text:span text:style-name="Internet_20_link"><text:span text:style-name="T4">dedmonds.co</text:span></text:span></text:a><text:span text:style-name="T1"><text:tab/></text:span><text:a xlink:type="simple" xlink:href="https://github.com/usefulmove/" text:style-name="Internet_20_link" text:visited-style-name="Visited_20_Internet_20_Link"><text:span text:style-name="Internet_20_link"><text:span text:style-name="T4">github.com/usefulmove</text:span></text:span></text:a></text:p>
      <text:p text:style-name="P11"><text:tab/></text:p>
      <text:p text:style-name="P5"/>
      <text:p text:style-name="P2"><text:span text:style-name="T5">STATEMENT</text:span><text:span text:style-name="T9"><text:tab/></text:span><text:span text:style-name="T27">Experienced product design and development professional with more than 23 years of experience and a passion for building relationships and helping diverse, cross-functional teams deliver innovative solutions to improve patient outcomes. Solid background in business management and coaching, automation and advanced robotics, software development, interface design, design controls, verification and validation testing, risk management, data analysis and visualization, descriptive and predictive analytics, quality management and global compliance.</text:span></text:p>
      <text:p text:style-name="P7"/>
      <text:p text:style-name="P22"><text:span text:style-name="T5">EXPERIENCE</text:span><text:span text:style-name="T19"><text:tab/></text:span><text:span text:style-name="T20">SummerBio</text:span><text:span text:style-name="T9"><text:tab/></text:span><text:span text:style-name="T6">Menlo Park, California</text:span></text:p>
      <text:p text:style-name="P3"><text:span text:style-name="T3"><text:tab/>1/2022 – 8/2022<text:tab/></text:span><text:span text:style-name="T21">Vice President, Engineering</text:span></text:p>
      <text:list xml:id="list364395698" text:style-name="WWNum1">
        <text:list-item>
          <text:p text:style-name="P32">Accountable for automation robotics <text:span text:style-name="T25">engineering</text:span>, cloud computing, <text:span text:style-name="T25">and </text:span>laboratory information management system (LIMS) <text:span text:style-name="T25">development,</text:span> <text:span text:style-name="T25">as well as</text:span> program management on a team committed to making a difference in fast-turnaround, high-availability, high-throughput SARS-CoV-2 (COVID-19) qRT-PCR (quantitative reverse transcription PCR) clinical diagnostics</text:p>
        </text:list-item>
        <text:list-item>
          <text:p text:style-name="P32"><text:span text:style-name="T26">E</text:span>stablish<text:span text:style-name="T26">ed</text:span> engineering <text:span text:style-name="T25">and program </text:span>development standards, processes and tools</text:p>
        </text:list-item>
        <text:list-item>
          <text:p text:style-name="P32">Guided data-driven enhancements in assay efficiency, test capacity, lab capability and efficiency, uptime, consistency and reliability in California’s highest-volume, CLIA-certified PCR laboratory (128,000 client samples tested <text:span text:style-name="T29">in</text:span> 24 hours)</text:p>
        </text:list-item>
      </text:list>
      <text:p text:style-name="P30"/>
      <text:p text:style-name="P8"/>
      <text:p text:style-name="P3"><text:span text:style-name="T3"><text:tab/>8/2021 – 1/2022<text:tab/></text:span><text:span text:style-name="T21">Director, Automation Engineering</text:span></text:p>
      <text:list xml:id="list135305116896262" text:continue-numbering="true" text:style-name="WWNum1">
        <text:list-item>
          <text:p text:style-name="P32">Increased overall capacity by 30% through the systematic identification and implementation of assay, process, and automation improvements</text:p>
        </text:list-item>
        <text:list-item>
          <text:p text:style-name="P32">Managed the development, implementation, verification and assay validation of a variable-ratio, high-throughput automated sample pooling system</text:p>
        </text:list-item>
      </text:list>
      <text:p text:style-name="P8"/>
      <text:p text:style-name="P23"><text:span text:style-name="T3"><text:tab/>9/2020 – 7/2021<text:tab/></text:span><text:span text:style-name="T20">Johnson &amp; Johnson</text:span><text:span text:style-name="T24"><text:tab/></text:span><text:span text:style-name="T6">Santa Clara, California</text:span></text:p>
      <text:p text:style-name="P3"><text:span text:style-name="T9"><text:tab/><text:tab/></text:span><text:span text:style-name="T21">Program Manager, Robotics &amp; Digital Solutions</text:span><text:span text:style-name="T22">, Advanced Development</text:span></text:p>
      <text:list xml:id="list135305798077104" text:continue-numbering="true" text:style-name="WWNum1">
        <text:list-item>
          <text:p text:style-name="P32">Managed multiple cross-functional teams in the design and development of the Ottava surgical robotic system (robot-assisted surgery)</text:p>
        </text:list-item>
        <text:list-item>
          <text:p text:style-name="P32">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8"/>
      <text:p text:style-name="P23"><text:span text:style-name="T3"><text:tab/>3/2015 – 9/2019<text:tab/></text:span><text:span text:style-name="T20">Ekso Bionics </text:span><text:span text:style-name="T7">(formerly Berkeley Bionics)</text:span><text:span text:style-name="T9"><text:tab/></text:span><text:span text:style-name="T6">Richmond, California</text:span></text:p>
      <text:p text:style-name="P3"><text:span text:style-name="T9"><text:tab/><text:tab/></text:span><text:span text:style-name="T21">Director, R&amp;D and Compliance – Director, Medical Products and Systems</text:span></text:p>
      <text:list xml:id="list135306475612567" text:continue-numbering="true" text:style-name="WWNum1">
        <text:list-item>
          <text:p text:style-name="P32">Accountable for medical device product development, product lifecycle processes, design controls, verification, product and process validation, risk management, and customer complaint handling activities and processes</text:p>
        </text:list-item>
        <text:list-item>
          <text:p text:style-name="P32">Program Manager for medical device product development</text:p>
        </text:list-item>
        <text:list-item>
          <text:p text:style-name="P32">Responsible for product adherence to and consistency with the Quality Management System (QMS)</text:p>
        </text:list-item>
        <text:list-item>
          <text:p text:style-name="P32">Quality Council – Coordinated cross-company efforts to improve processes (effectiveness and efficiency), product quality and device reliability using data from post-market surveillance activities</text:p>
        </text:list-item>
        <text:list-item>
          <text:p text:style-name="P32">Developed and implemented company-wide risk management processes</text:p>
        </text:list-item>
        <text:list-item>
          <text:p text:style-name="P32">Coordinated the preparation of Clinical Evaluation Reports (CERs) to support products in the European Union and authored a Clinical Evaluation standard operating procedure (SOP)</text:p>
        </text:list-item>
        <text:list-item>
          <text:p text:style-name="P32">Responsible for global adverse event monitoring and reporting</text:p>
        </text:list-item>
        <text:list-item>
          <text:p text:style-name="P32">Developed a complaint handling system and complaint database to enable data-driven analysis and enable process improvements</text:p>
        </text:list-item>
        <text:list-item>
          <text:p text:style-name="P32"><text:bookmark-start text:name="OLE_LINK1"/><text:bookmark-start text:name="OLE_LINK2"/>Performed customer complaints data analysis and identified performance improvement opportunities</text:p>
        </text:list-item>
        <text:list-item>
          <text:p text:style-name="P32">Managed the R&amp;D budget in a dynamic environment and provided consistent, detailed reporting on projections vs actuals, working intimately with accounting and executive teams</text:p>
        </text:list-item>
        <text:list-item>
          <text:p text:style-name="P33">U.S. Patent US10694948B2 – Methods of exoskeleton communication and control (published 2020-06-30)<text:bookmark-end text:name="OLE_LINK2"/><text:bookmark-end text:name="OLE_LINK1"/></text:p>
        </text:list-item>
      </text:list>
      <text:p text:style-name="P4"><text:span text:style-name="T3"><text:tab/>6/2011 – 3/2015<text:tab/></text:span><text:span text:style-name="T21">Director, Software Engineering</text:span></text:p>
      <text:list xml:id="list135305235528396" text:continue-numbering="true" text:style-name="WWNum1">
        <text:list-item>
          <text:p text:style-name="P32">Led a strong team of Software &amp; Controls Engineers and Embedded Systems Engineers responsible for design, development, and testing of software for all medical products</text:p>
        </text:list-item>
        <text:list-item>
          <text:p text:style-name="P32">Responsible for creating, maintaining, and communicating the company’s medical device software development processes (e.g., coding standards, code reviews, testing and release processes)</text:p>
        </text:list-item>
        <text:list-item>
          <text:p text:style-name="P32">Developed standard processes for software development, risk management, and human subject testing</text:p>
        </text:list-item>
        <text:list-item>
          <text:p text:style-name="P32">Served on review board for product stage and phase gate reviews, accountable for approval of product safety and effectiveness, development stage progress, design outputs and documentation</text:p>
        </text:list-item>
      </text:list>
      <text:p text:style-name="P6"/>
      <text:p text:style-name="P3"><text:span text:style-name="T3"><text:tab/>7/2009 – 3/2012<text:tab/></text:span><text:span text:style-name="T21">Program Manager</text:span></text:p>
      <text:p text:style-name="P14"><text:tab/><text:tab/><text:span text:style-name="T23">EksoNR</text:span> (Class II medical robotic exoskeleton)</text:p>
      <text:list xml:id="list135306041957567" text:continue-numbering="true" text:style-name="WWNum1">
        <text:list-item>
          <text:p text:style-name="P32">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32">Guided the program stage-gated product development process through requirements generation, hazard analysis, risk assessment and mitigation, verification and validation, and design transfer into production</text:p>
        </text:list-item>
        <text:list-item>
          <text:p text:style-name="P32">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32">Obtained device CE certification enabling access to the European Union market 3 months after U.S. release; developed and packaged Technical Documentation and supported review by Notified Body</text:p>
        </text:list-item>
      </text:list>
      <text:p text:style-name="P9"/>
      <text:p text:style-name="P15"><text:tab/><text:tab/><text:span text:style-name="T23">Human Unified Load Carrier</text:span> (HULC)</text:p>
      <text:list xml:id="list135305583207206" text:continue-numbering="true" text:style-name="WWNum1">
        <text:list-item>
          <text:p text:style-name="P32">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32">Coordinated development, procurement, and build efforts between engineering, procurement, and production teams in Orlando, Florida (Lockheed Martin) and Berkeley, California</text:p>
        </text:list-item>
        <text:list-item>
          <text:p text:style-name="P32">Reported detailed, monthly cost and performance progress using Earned Value Management (EVM)</text:p>
        </text:list-item>
      </text:list>
      <text:p text:style-name="P6"/>
      <text:p text:style-name="P23"><text:span text:style-name="T3"><text:tab/>10/2006 – 7/2009<text:tab/></text:span><text:span text:style-name="T20">Agilent Technologies </text:span><text:span text:style-name="T7">(acquired Velocity11 in 2008)</text:span><text:span text:style-name="T9"><text:tab/></text:span><text:span text:style-name="T6">Santa Clara, California</text:span></text:p>
      <text:p text:style-name="P3"><text:span text:style-name="T9"><text:tab/><text:tab/></text:span><text:span text:style-name="T21">R&amp;D Hardware and Systems Engineer</text:span><text:span text:style-name="T17">,</text:span><text:span text:style-name="T9"> Agilent Automation Solutions</text:span></text:p>
      <text:list xml:id="list135305341128899" text:continue-numbering="true" text:style-name="WWNum1">
        <text:list-item>
          <text:p text:style-name="P32">Responsible for <text:span text:style-name="T28">the development of</text:span> a 5-axis direct-drive, <text:span text:style-name="T28">dedicated</text:span> microplate-handling robot (DDR) from <text:span text:style-name="T28">initial</text:span> <text:span text:style-name="T28">concept </text:span>feasibility exploration <text:span text:style-name="T28">in</text:span>to <text:span text:style-name="T28">full</text:span> production</text:p>
        </text:list-item>
        <text:list-item>
          <text:p text:style-name="P32">Developed multi-threaded embedded software for a multi-axis embedded motion controller, including path planning, a custom low-level diagnostic interface, scheduler, system monitor, and exception handling</text:p>
        </text:list-item>
        <text:list-item>
          <text:p text:style-name="P32">Accountable for performance optimization</text:p>
        </text:list-item>
        <text:list-item>
          <text:p text:style-name="P32">Designed parameterized path planning and trajectory algorithm to coordinate motion on a 3-axis microplate handling system, including collision avoidance</text:p>
        </text:list-item>
        <text:list-item>
          <text:p text:style-name="P32">Designed and implemented unit testing framework</text:p>
        </text:list-item>
        <text:list-item>
          <text:p text:style-name="P32">Developed rich, diagnostic command line interface that aided troubleshooting and decreased downtime</text:p>
        </text:list-item>
      </text:list>
      <text:p text:style-name="P6"/>
      <text:p text:style-name="P23"><text:span text:style-name="T3"><text:s/><text:tab/>9/1999 – 10/2006<text:tab/></text:span><text:span text:style-name="T20">Berkeley Process Control</text:span><text:span text:style-name="T9"><text:tab/></text:span><text:span text:style-name="T6">Richmond, California</text:span></text:p>
      <text:p text:style-name="P3"><text:span text:style-name="T9"><text:tab/></text:span><text:span text:style-name="T21"><text:tab/>Project Manager and Controls Engineer</text:span></text:p>
      <text:list xml:id="list135305588396040" text:continue-numbering="true" text:style-name="WWNum1">
        <text:list-item>
          <text:p text:style-name="P32">Project Manager for various semiconductor wafer handling and robotics development projects</text:p>
        </text:list-item>
      </text:list>
      <text:p text:style-name="P31"><text:tab/>-<text:tab/>Guided <text:span text:style-name="T25">engineering</text:span> development, procurement, and production</text:p>
      <text:p text:style-name="P31"><text:tab/>-<text:tab/>Tracked development effort and material costs</text:p>
      <text:p text:style-name="P31"><text:tab/>-<text:tab/>Negotiated equipment acceptance definitions</text:p>
      <text:list xml:id="list135306200179835" text:continue-numbering="true" text:style-name="WWNum1">
        <text:list-item>
          <text:p text:style-name="P32">Controls Systems Lead for design and development of motion control system software</text:p>
        </text:list-item>
      </text:list>
      <text:p text:style-name="P31"><text:tab/>-<text:tab/>Designed control software for multi-axis coordinated motion, error handling, and user interfaces</text:p>
      <text:p text:style-name="P31"><text:tab/>-<text:tab/>Developed robust and automatic, machine-to-machine calibration (autocalibration) algorithms</text:p>
      <text:p text:style-name="P31"><text:tab/>-<text:tab/>Designed a light, custom and secure communication protocol with validated data integrity</text:p>
      <text:list xml:id="list135305157662746" text:continue-numbering="true" text:style-name="WWNum1">
        <text:list-item>
          <text:p text:style-name="P32">Developed an algorithm that allows the exact specification and control to a non-radial, linear point-to-point path and motion profile for 200mm and 300mm wafer handling robotic arm</text:p>
        </text:list-item>
        <text:list-item>
          <text:p text:style-name="P32">Designed and developed a control scheme for a pneumatic servo system (accurate position control of an instrumented pneumatic cylinder) involving control hardware selection and software design</text:p>
        </text:list-item>
      </text:list>
      <text:p text:style-name="P24"><text:span text:style-name="T3"><text:tab/>11/1997 – 8/1998<text:tab/></text:span><text:span text:style-name="T20">Vibration Control and Electromagnetics Laboratory</text:span><text:span text:style-name="T9"><text:tab/></text:span><text:span text:style-name="T6">College Station, Texas</text:span></text:p>
      <text:p text:style-name="P16"><text:tab/><text:tab/>Research Assistant – Advisor: Dr. Alan B. Palazzolo</text:p>
      <text:p text:style-name="P13"><text:tab/>Fuzzy Logic Expert System Control of Magnetic Bearings on High-Energy Energy Storage Flywheels</text:p>
      <text:p text:style-name="P10"/>
      <text:p text:style-name="P2"><text:span text:style-name="T5">STANDARDS</text:span><text:span text:style-name="T9"><text:tab/>21 CFR 820 (QSR), Medical Device Directive 93/42/EEC, ISO 13485 (QMS), IEC 62304 (Software Development), ISO 14971 (Risk), IEC 60601-1 (Safety/Essential Performance), MEDDEV 2.7/1 (Clinical Eval</text:span><text:span text:style-name="T10">uation</text:span><text:span text:style-name="T9">), HIPAA</text:span></text:p>
      <text:p text:style-name="P6"/>
      <text:p text:style-name="P2"><text:span text:style-name="T5">STRENGTHS</text:span><text:span text:style-name="T9"><text:tab/>Objectives &amp; Key Results (OKRs), program </text:span><text:span text:style-name="T10">and project</text:span><text:span text:style-name="T9"> management (Microsoft Project, Smartsheet, design controls, </text:span><text:span text:style-name="T10">git</text:span><text:span text:style-name="T9">), agile </text:span><text:span text:style-name="T15">software </text:span><text:span text:style-name="T9">development (Kanban, Scrum, Jira, </text:span><text:span text:style-name="T11">Test-Driven Development (TDD)</text:span><text:span text:style-name="T9">), embedded </text:span><text:span text:style-name="T10">system</text:span><text:span text:style-name="T9"> development (C, </text:span><text:span text:style-name="T11">C++</text:span><text:span text:style-name="T9">, Linux), data analysis </text:span><text:span text:style-name="T11">and visualization</text:span><text:span text:style-name="T9"> (SQL, R, </text:span><text:span text:style-name="T10">Tidyverse,</text:span><text:span text:style-name="T9"> </text:span><text:span text:style-name="T12">ggplot2</text:span><text:span text:style-name="T9">), </text:span><text:span text:style-name="T15">graphical user interface (GUI) development (JavaScript, ReactJS, Material UI)</text:span></text:p>
      <text:p text:style-name="P12"/>
      <text:p text:style-name="P2"><text:span text:style-name="T5">INTERESTS</text:span><text:span text:style-name="T9"><text:tab/>Open source, data analysis and modeling, </text:span><text:span text:style-name="T13">business analytics,</text:span><text:span text:style-name="T9"> functional programming, </text:span><text:span text:style-name="T16">algorithms, </text:span><text:span text:style-name="T9">Rust, </text:span><text:span text:style-name="T10">Scala</text:span></text:p>
      <text:p text:style-name="P12"/>
      <text:p text:style-name="P25"><text:span text:style-name="T5">EDUCATION</text:span><text:span text:style-name="T9"><text:tab/></text:span><text:span text:style-name="T20">University of California,</text:span><text:span text:style-name="T8"> Berkeley</text:span></text:p>
      <text:p text:style-name="P26"><text:span text:style-name="T3"><text:tab/>8/1998 – 9/1999<text:tab/></text:span><text:span text:style-name="T9">Advanced Control Systems; Department of Mechanical Engineering</text:span></text:p>
      <text:p text:style-name="P16"><text:tab/><text:tab/>3.78 G.P.A.; Successfully passed Preliminary Examinations for doctoral degree candidacy</text:p>
      <text:p text:style-name="P18"/>
      <text:p text:style-name="P19"><text:span text:style-name="T3"><text:tab/>8/1993 – 7/1998<text:tab/></text:span><text:span text:style-name="T20">Texas A&amp;M University,</text:span><text:span text:style-name="T8"> College Station</text:span></text:p>
      <text:p text:style-name="P17"><text:tab/><text:tab/>Bachelor of Science Degree; Department of Mechanical Engineering; Dynamics and Control Systems</text:p>
      <text:p text:style-name="P27"><text:span text:style-name="T9"><text:tab/><text:tab/>3.96 G.P.R. (major); 3.93 G.P.R. (overall); graduated </text:span><text:span text:style-name="T18">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LM Mono Prop 10" svg:font-family="'LM Mono Prop 10'"/>
    <style:font-face style:name="LM Mono Prop 101" svg:font-family="'LM Mono Prop 10'" style:font-pitch="variable"/>
    <style:font-face style:name="LM Mono Prop 102" svg:font-family="'LM Mono Prop 10'"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style:font-name="LM Mono Prop 10"/>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style>
    <style:style style:name="MT1" style:family="text">
      <style:text-properties fo:color="#808080" loext:opacity="100%" style:font-name="LM Mono Prop 102" fo:font-size="8pt" style:font-size-asian="8pt" style:font-size-complex="8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4</meta:editing-cycles>
    <meta:creation-date>2022-04-17T00:33:00</meta:creation-date>
    <dc:date>2023-03-04T13:50:07.782951404</dc:date>
    <meta:generator>LibreOffice/7.4.4.2$Linux_X86_64 LibreOffice_project/40$Build-2</meta:generator>
    <meta:editing-duration>PT2H14M49S</meta:editing-duration>
    <meta:print-date>2023-03-04T13:52:22.427880670</meta:print-date>
    <meta:document-statistic meta:table-count="0" meta:image-count="0" meta:object-count="0" meta:page-count="3" meta:paragraph-count="80" meta:word-count="1249" meta:character-count="9687" meta:non-whitespace-character-count="8498"/>
    <meta:user-defined meta:name="Company">Ekso Bionics</meta:user-defined>
    <meta:template xlink:type="simple" xlink:actuate="onRequest" xlink:title="Normal.dotm" xlink:href=""/>
  </office:meta>
</office:document-meta>
</file>